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015a" officeooo:paragraph-rsid="0014015a"/>
    </style:style>
    <style:style style:name="P2" style:family="paragraph" style:parent-style-name="Standard">
      <style:text-properties officeooo:rsid="00148966" officeooo:paragraph-rsid="00148966"/>
    </style:style>
    <style:style style:name="P3" style:family="paragraph" style:parent-style-name="Standard">
      <style:text-properties officeooo:rsid="00155ada" officeooo:paragraph-rsid="00155ada"/>
    </style:style>
    <style:style style:name="P4" style:family="paragraph" style:parent-style-name="Standard">
      <style:text-properties officeooo:rsid="001aed13" officeooo:paragraph-rsid="001aed13"/>
    </style:style>
    <style:style style:name="P5" style:family="paragraph" style:parent-style-name="Standard">
      <style:text-properties officeooo:rsid="0014015a" officeooo:paragraph-rsid="0014015a"/>
    </style:style>
    <style:style style:name="P6" style:family="paragraph" style:parent-style-name="Standard" style:list-style-name="L1">
      <style:text-properties officeooo:rsid="0014015a" officeooo:paragraph-rsid="0014015a"/>
    </style:style>
    <style:style style:name="P7" style:family="paragraph" style:parent-style-name="Standard">
      <style:text-properties officeooo:rsid="001ba47a" officeooo:paragraph-rsid="001ba47a"/>
    </style:style>
    <style:style style:name="T1" style:family="text">
      <style:text-properties officeooo:rsid="001ba4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in suuccesfull :</text:p>
      <text:p text:style-name="Standard"/>
      <text:list xml:id="list850339821" text:style-name="L1">
        <text:list-item>
          <text:p text:style-name="P6">Profile (personal) </text:p>
        </text:list-item>
        <text:list-item>
          <text:p text:style-name="P6">account details <text:s/></text:p>
        </text:list-item>
        <text:list-item>
          <text:p text:style-name="P6">account summary </text:p>
        </text:list-item>
        <text:list-item>
          <text:p text:style-name="P6">withdraw</text:p>
        </text:list-item>
        <text:list-item>
          <text:p text:style-name="P6">crediting </text:p>
        </text:list-item>
        <text:list-item>
          <text:p text:style-name="P6">balance enquiry</text:p>
        </text:list-item>
        <text:list-item>
          <text:p text:style-name="P6">update profile </text:p>
          <text:p text:style-name="P6"/>
        </text:list-item>
      </text:list>
      <text:p text:style-name="P1">user table :</text:p>
      <text:p text:style-name="P7">id</text:p>
      <text:p text:style-name="P1">user name </text:p>
      <text:p text:style-name="P1">pswd</text:p>
      <text:p text:style-name="P1">first name</text:p>
      <text:p text:style-name="P1">last name</text:p>
      <text:p text:style-name="P1">mobile number </text:p>
      <text:p text:style-name="P1"/>
      <text:p text:style-name="P1">account :</text:p>
      <text:p text:style-name="P1">account no---<text:span text:style-name="T1">random generated</text:span></text:p>
      <text:p text:style-name="P1">balance</text:p>
      <text:p text:style-name="P1"><text:span text:style-name="T1">(pending) </text:span>branch id</text:p>
      <text:p text:style-name="P1">user name</text:p>
      <text:p text:style-name="P1"/>
      <text:p text:style-name="P1"/>
      <text:p text:style-name="P3">transactions history:</text:p>
      <text:p text:style-name="P3">account no</text:p>
      <text:p text:style-name="P3">activity</text:p>
      <text:p text:style-name="P3">amount</text:p>
      <text:p text:style-name="P3">balance</text:p>
      <text:p text:style-name="P3">date &amp; time</text:p>
      <text:p text:style-name="P1"/>
      <text:p text:style-name="P2">default:::</text:p>
      <text:p text:style-name="P1">branch :</text:p>
      <text:p text:style-name="P1">branch id</text:p>
      <text:p text:style-name="P1">branch name</text:p>
      <text:p text:style-name="P1">city </text:p>
      <text:p text:style-name="P1">state</text:p>
      <text:p text:style-name="P1">zipcode</text:p>
      <text:p text:style-name="P1"/>
      <text:p text:style-name="P1">**.....session logout....**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20:28:08.396065103</meta:creation-date>
    <dc:date>2020-05-30T00:47:55.362659772</dc:date>
    <meta:editing-duration>P1DT14H2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70" meta:character-count="406" meta:non-whitespace-character-count="370"/>
  </office:meta>
</office:document-meta>
</file>